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0000002D024E998D0B072559D.png" manifest:media-type="image/png"/>
  <manifest:file-entry manifest:full-path="Pictures/10000000000002D0000002D04625392808CFBF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7.788cm"/>
    </style:style>
    <style:style style:name="gr3" style:family="graphic" style:parent-style-name="objectwithoutfill">
      <style:graphic-properties draw:stroke="dash" draw:stroke-dash="Ultrafine_20_Dashed" svg:stroke-width="0.106cm" svg:stroke-color="#0d1f6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stroke="dash" draw:stroke-dash="Ultrafine_20_Dashed" svg:stroke-width="0.106cm" svg:stroke-color="#0d1f63" draw:marker-start="Arrow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1.54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2.929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0.47cm"/>
    </style:style>
    <style:style style:name="gr13" style:family="graphic" style:parent-style-name="standard">
      <style:graphic-properties svg:stroke-color="#000000" draw:fill-color="#1e90ff" draw:textarea-horizontal-align="justify" draw:textarea-vertical-align="middle" draw:auto-grow-height="false" fo:min-height="0.194cm" fo:min-width="0cm"/>
    </style:style>
    <style:style style:name="gr1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color="#000000" draw:fill-color="#6a1816" draw:textarea-horizontal-align="justify" draw:textarea-vertical-align="middle" draw:auto-grow-height="false" fo:min-height="0.00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.2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0.7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1e90ff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-color="#6a1816"/>
      <style:paragraph-properties fo:text-align="center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49cm" svg:height="19.049cm" svg:x="1.402cm" svg:y="3.764cm">
          <draw:image xlink:href="Pictures/10000000000002D0000002D04625392808CFBF25.png" xlink:type="simple" xlink:show="embed" xlink:actuate="onLoad">
            <text:p/>
          </draw:image>
        </draw:frame>
        <draw:custom-shape draw:style-name="gr2" draw:text-style-name="P2" draw:layer="layout" svg:width="18.288cm" svg:height="1.27cm" svg:x="1.889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88cm" svg:height="1.27cm" draw:transform="rotate (-1.5707963267949) translate (20.812cm 4.8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3" draw:text-style-name="P1" draw:layer="layout" svg:x1="19.034cm" svg:y1="7.858cm" svg:x2="9.382cm" svg:y2="7.858cm">
          <text:p/>
        </draw:line>
        <draw:line draw:style-name="gr3" draw:text-style-name="P1" draw:layer="layout" svg:x1="4.302cm" svg:y1="18.907cm" svg:x2="13.954cm" svg:y2="18.907cm">
          <text:p/>
        </draw:line>
        <draw:line draw:style-name="gr3" draw:text-style-name="P1" draw:layer="layout" svg:x1="11.06cm" svg:y1="13.463cm" svg:x2="11.06cm" svg:y2="20.658cm">
          <text:p/>
        </draw:line>
        <draw:line draw:style-name="gr4" draw:text-style-name="P1" draw:layer="layout" svg:x1="11.687cm" svg:y1="10.24cm" svg:x2="9.255cm" svg:y2="16.748cm">
          <text:p/>
        </draw:line>
        <draw:frame draw:style-name="gr5" draw:text-style-name="P3" draw:layer="layout" svg:width="3.808cm" svg:height="0.962cm" svg:x="14.262cm" svg:y="18.38cm">
          <draw:text-box>
            <text:p>baseline (b)</text:p>
          </draw:text-box>
        </draw:frame>
        <draw:frame draw:style-name="gr6" draw:text-style-name="P3" draw:layer="layout" svg:width="2.826cm" svg:height="0.962cm" svg:x="6.323cm" svg:y="7.404cm">
          <draw:text-box>
            <text:p>peak (p)</text:p>
          </draw:text-box>
        </draw:frame>
        <draw:frame draw:style-name="gr7" draw:text-style-name="P3" draw:layer="layout" svg:width="4.168cm" svg:height="0.962cm" svg:x="11.322cm" svg:y="19.577cm">
          <draw:text-box>
            <text:p>crossover (c)</text:p>
          </draw:text-box>
        </draw:frame>
        <draw:frame draw:style-name="gr8" draw:text-style-name="P3" draw:layer="layout" svg:width="2.932cm" svg:height="0.962cm" draw:transform="rotate (1.2297589909552) translate (8.895cm 14.595cm)">
          <draw:text-box>
            <text:p>slope (s)</text:p>
          </draw:text-box>
        </draw:frame>
      </draw:page>
      <draw:page draw:name="page2" draw:style-name="dp1" draw:master-page-name="Default">
        <draw:custom-shape draw:style-name="gr2" draw:text-style-name="P2" draw:layer="layout" svg:width="18.288cm" svg:height="1.27cm" svg:x="5.391cm" svg:y="5.704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9.589cm" svg:height="13.991cm" svg:x="4.63cm" svg:y="4.919cm">
          <draw:image xlink:href="Pictures/10000000000003F0000002D024E998D0B072559D.png" xlink:type="simple" xlink:show="embed" xlink:actuate="onLoad">
            <text:p/>
          </draw:image>
        </draw:frame>
        <draw:custom-shape draw:style-name="gr2" draw:text-style-name="P2" draw:layer="layout" svg:width="18.288cm" svg:height="1.27cm" svg:x="5.391cm" svg:y="5.9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04cm" svg:height="1.27cm" draw:transform="rotate (-1.5707963267949) translate (24.314cm 7.01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1" draw:text-style-name="P2" draw:layer="layout" svg:width="3.429cm" svg:height="1.143cm" svg:x="13.319cm" svg:y="17.52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" draw:text-style-name="P2" draw:layer="layout" svg:width="18.288cm" svg:height="1.27cm" svg:x="5.391cm" svg:y="5.704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9.589cm" svg:height="13.991cm" svg:x="4.63cm" svg:y="4.919cm">
          <draw:image xlink:href="Pictures/10000000000003F0000002D024E998D0B072559D.png" xlink:type="simple" xlink:show="embed" xlink:actuate="onLoad">
            <text:p/>
          </draw:image>
        </draw:frame>
        <draw:custom-shape draw:style-name="gr2" draw:text-style-name="P2" draw:layer="layout" svg:width="18.288cm" svg:height="1.27cm" svg:x="5.391cm" svg:y="5.9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97cm" svg:height="1.27cm" draw:transform="rotate (-1.5707963267949) translate (24.314cm 6.81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0.635cm" svg:height="0.626cm" svg:x="12.638cm" svg:y="1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2.964cm" svg:y1="14.975cm" svg:x2="12.964cm" svg:y2="18.404cm">
          <text:p/>
        </draw:line>
        <draw:frame draw:style-name="gr15" draw:text-style-name="P6" draw:layer="layout" svg:width="0.739cm" svg:height="1.195cm" svg:x="12.557cm" svg:y="18.4cm">
          <draw:text-box>
            <text:p><text:span text:style-name="T1">t</text:span></text:p>
          </draw:text-box>
        </draw:frame>
        <draw:custom-shape draw:style-name="gr11" draw:text-style-name="P2" draw:layer="layout" svg:width="3.429cm" svg:height="1.143cm" svg:x="13.319cm" svg:y="17.52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" draw:text-style-name="P2" draw:layer="layout" svg:width="18.288cm" svg:height="1.27cm" svg:x="5.392cm" svg:y="5.70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9.589cm" svg:height="13.991cm" svg:x="4.631cm" svg:y="4.92cm">
          <draw:image xlink:href="Pictures/10000000000003F0000002D024E998D0B072559D.png" xlink:type="simple" xlink:show="embed" xlink:actuate="onLoad">
            <text:p/>
          </draw:image>
        </draw:frame>
        <draw:custom-shape draw:style-name="gr2" draw:text-style-name="P2" draw:layer="layout" svg:width="18.288cm" svg:height="1.27cm" svg:x="5.392cm" svg:y="5.9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635cm" svg:height="0.626cm" svg:x="12.639cm" svg:y="14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2.965cm" svg:y1="14.976cm" svg:x2="12.965cm" svg:y2="18.405cm">
          <text:p/>
        </draw:line>
        <draw:frame draw:style-name="gr15" draw:text-style-name="P6" draw:layer="layout" svg:width="0.739cm" svg:height="1.195cm" svg:x="12.558cm" svg:y="18.401cm">
          <draw:text-box>
            <text:p><text:span text:style-name="T1">t</text:span></text:p>
          </draw:text-box>
        </draw:frame>
        <draw:custom-shape draw:style-name="gr11" draw:text-style-name="P2" draw:layer="layout" svg:width="3.429cm" svg:height="1.143cm" svg:x="13.32cm" svg:y="17.528cm">
          <text:p/>
          <draw:enhanced-geometry svg:viewBox="0 0 21600 21600" draw:type="rectangle" draw:enhanced-path="M 0 0 L 21600 0 21600 21600 0 21600 0 0 Z N"/>
        </draw:custom-shape>
        <draw:g>
          <draw:line draw:style-name="gr16" draw:text-style-name="P1" draw:layer="layout" svg:x1="13.217cm" svg:y1="14.646cm" svg:x2="19.618cm" svg:y2="14.646cm">
            <text:p/>
          </draw:line>
          <draw:custom-shape draw:style-name="gr17" draw:text-style-name="P7" draw:layer="layout" svg:width="0.356cm" svg:height="0.356cm" svg:x="13.862cm" svg:y="14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7" draw:layer="layout" svg:width="0.356cm" svg:height="0.356cm" svg:x="14.763cm" svg:y="14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7" draw:layer="layout" svg:width="0.356cm" svg:height="0.356cm" svg:x="15.663cm" svg:y="14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7" draw:layer="layout" svg:width="0.356cm" svg:height="0.356cm" svg:x="16.563cm" svg:y="14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7" draw:layer="layout" svg:width="0.356cm" svg:height="0.356cm" svg:x="17.463cm" svg:y="14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7" draw:layer="layout" svg:width="0.356cm" svg:height="0.356cm" svg:x="18.363cm" svg:y="14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7" draw:layer="layout" svg:width="0.356cm" svg:height="0.356cm" svg:x="13.863cm" svg:y="14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4.089cm" svg:y1="14.892cm" svg:x2="14.089cm" svg:y2="18.321cm">
            <text:p/>
          </draw:line>
          <draw:frame draw:style-name="gr18" draw:text-style-name="P8" draw:layer="layout" svg:width="1.397cm" svg:height="0.989cm" svg:x="13.525cm" svg:y="18.356cm">
            <draw:text-box>
              <text:p><text:span text:style-name="T2">t+1</text:span></text:p>
            </draw:text-box>
          </draw:frame>
          <draw:line draw:style-name="gr14" draw:text-style-name="P1" draw:layer="layout" svg:x1="14.989cm" svg:y1="14.883cm" svg:x2="14.989cm" svg:y2="18.312cm">
            <text:p/>
          </draw:line>
          <draw:frame draw:style-name="gr18" draw:text-style-name="P8" draw:layer="layout" svg:width="1.397cm" svg:height="0.989cm" svg:x="14.526cm" svg:y="18.357cm">
            <draw:text-box>
              <text:p><text:span text:style-name="T2">t+2</text:span></text:p>
            </draw:text-box>
          </draw:frame>
          <draw:line draw:style-name="gr14" draw:text-style-name="P1" draw:layer="layout" svg:x1="18.531cm" svg:y1="14.875cm" svg:x2="18.531cm" svg:y2="18.304cm">
            <text:p/>
          </draw:line>
          <draw:frame draw:style-name="gr18" draw:text-style-name="P8" draw:layer="layout" svg:width="1.397cm" svg:height="0.989cm" svg:x="18.068cm" svg:y="18.349cm">
            <draw:text-box>
              <text:p><text:span text:style-name="T2">t+n</text:span></text:p>
            </draw:text-box>
          </draw:frame>
          <draw:frame draw:style-name="gr19" draw:text-style-name="P3" draw:layer="layout" svg:width="1.442cm" svg:height="1.508cm" svg:x="16.011cm" svg:y="16.059cm">
            <draw:text-box>
              <text:p><text:span text:style-name="T3">...</text:span></text:p>
            </draw:text-box>
          </draw:frame>
        </draw:g>
        <draw:custom-shape draw:style-name="gr20" draw:text-style-name="P2" draw:layer="layout" svg:width="11.249cm" svg:height="1.27cm" draw:transform="rotate (-1.5707963267949) translate (24.315cm 7.012cm)">
          <text:p/>
          <draw:enhanced-geometry svg:viewBox="0 0 21600 21600" draw:mirror-horizontal="true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573cm" fo:margin-bottom="1.789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6T12:07:01.520839873</dc:date>
    <meta:editing-duration>PT27M35S</meta:editing-duration>
    <meta:editing-cycles>9</meta:editing-cycles>
    <meta:generator>LibreOffice/6.0.7.3$Linux_X86_64 LibreOffice_project/00m0$Build-3</meta:generator>
    <meta:document-statistic meta:object-count="48"/>
  </office:meta>
</office:document-meta>
</file>